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Courier New" fo:font-size="11pt" fo:language="es" fo:country="AR" fo:font-weight="normal" style:font-size-asian="11pt" style:font-weight-asian="normal"/>
    </style:style>
    <style:style style:name="P2" style:family="paragraph" style:parent-style-name="Standard">
      <style:text-properties style:use-window-font-color="true" loext:opacity="0%" style:font-name="Courier New" fo:font-size="11pt" fo:language="es" fo:country="AR" fo:font-weight="normal" officeooo:paragraph-rsid="001f1a8c" style:font-size-asian="11pt" style:font-weight-asian="normal"/>
    </style:style>
    <style:style style:name="P3" style:family="paragraph" style:parent-style-name="Standard">
      <style:text-properties style:use-window-font-color="true" loext:opacity="0%" style:font-name="Courier New" fo:font-size="11pt" fo:language="es" fo:country="AR" style:text-underline-style="none" fo:font-weight="normal" style:font-size-asian="11pt" style:font-weight-asian="normal"/>
    </style:style>
    <style:style style:name="P4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style:font-size-asian="11pt" style:font-style-asian="normal" style:font-weight-asian="normal"/>
    </style:style>
    <style:style style:name="P5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ae7a7" style:font-size-asian="11pt" style:font-style-asian="normal" style:font-weight-asian="normal"/>
    </style:style>
    <style:style style:name="P6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d476b" style:font-size-asian="11pt" style:font-style-asian="normal" style:font-weight-asian="normal"/>
    </style:style>
    <style:style style:name="P7" style:family="paragraph" style:parent-style-name="Standard">
      <style:text-properties style:use-window-font-color="true" loext:opacity="0%" style:font-name="Courier New" fo:font-size="11pt" fo:language="es" fo:country="AR" style:text-underline-style="solid" style:text-underline-width="auto" style:text-underline-color="font-color" fo:font-weight="normal" style:font-size-asian="11pt" style:font-weight-asian="normal"/>
    </style:style>
    <style:style style:name="P8" style:family="paragraph" style:parent-style-name="Standard">
      <style:text-properties style:use-window-font-color="true" loext:opacity="0%" style:font-name="Courier New" fo:font-size="11pt" fo:language="es" fo:country="AR" fo:font-style="italic" style:text-underline-style="none" fo:font-weight="bold" style:font-size-asian="11pt" style:font-style-asian="italic" style:font-weight-asian="bold"/>
    </style:style>
    <style:style style:name="P9" style:family="paragraph" style:parent-style-name="Standard">
      <style:text-properties officeooo:paragraph-rsid="001a06f6"/>
    </style:style>
    <style:style style:name="P10" style:family="paragraph" style:parent-style-name="Standard">
      <style:text-properties officeooo:paragraph-rsid="001a4f47"/>
    </style:style>
    <style:style style:name="P11" style:family="paragraph" style:parent-style-name="Standard">
      <style:text-properties officeooo:paragraph-rsid="001ae7a7"/>
    </style:style>
    <style:style style:name="P12" style:family="paragraph" style:parent-style-name="Standard">
      <style:text-properties fo:font-weight="bold" officeooo:paragraph-rsid="001ae7a7" style:font-weight-asian="bold" style:font-weight-complex="bold"/>
    </style:style>
    <style:style style:name="P13" style:family="paragraph" style:parent-style-name="Standard">
      <style:text-properties fo:font-weight="bold" officeooo:paragraph-rsid="001d476b" style:font-weight-asian="bold" style:font-weight-complex="bold"/>
    </style:style>
    <style:style style:name="P14" style:family="paragraph" style:parent-style-name="Standard">
      <style:text-properties officeooo:paragraph-rsid="001d476b"/>
    </style:style>
    <style:style style:name="P15" style:family="paragraph" style:parent-style-name="Standard">
      <style:text-properties officeooo:paragraph-rsid="001f1a8c"/>
    </style:style>
    <style:style style:name="P16" style:family="paragraph" style:parent-style-name="Standard">
      <style:text-properties style:use-window-font-color="true" loext:opacity="0%" style:font-name="Courier New" fo:font-size="11pt" fo:language="es" fo:country="AR" fo:font-weight="normal" officeooo:paragraph-rsid="001f1a8c" fo:background-color="#ffff00" style:font-size-asian="11pt" style:font-weight-asian="normal"/>
    </style:style>
    <style:style style:name="P17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d476b" style:font-size-asian="11pt" style:font-style-asian="normal" style:font-weight-asian="normal"/>
    </style:style>
    <style:style style:name="P18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1ae7a7" style:font-size-asian="11pt" style:font-style-asian="normal" style:font-weight-asian="normal"/>
    </style:style>
    <style:style style:name="P19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290cf2" style:font-size-asian="11pt" style:font-style-asian="normal" style:font-weight-asian="normal"/>
    </style:style>
    <style:style style:name="P20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style:font-size-asian="11pt" style:font-style-asian="normal" style:font-weight-asian="normal"/>
    </style:style>
    <style:style style:name="P21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2ab4e1" style:font-size-asian="11pt" style:font-style-asian="normal" style:font-weight-asian="normal"/>
    </style:style>
    <style:style style:name="P22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2d2baf" style:font-size-asian="11pt" style:font-style-asian="normal" style:font-weight-asian="normal"/>
    </style:style>
    <style:style style:name="P23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2f22ef" style:font-size-asian="11pt" style:font-style-asian="normal" style:font-weight-asian="normal"/>
    </style:style>
    <style:style style:name="P24" style:family="paragraph" style:parent-style-name="Standard">
      <style:text-properties style:use-window-font-color="true" loext:opacity="0%" style:font-name="Courier New" fo:font-size="11pt" fo:language="es" fo:country="AR" fo:font-style="normal" style:text-underline-style="none" fo:font-weight="normal" officeooo:paragraph-rsid="003218f2" style:font-size-asian="11pt" style:font-style-asian="normal" style:font-weight-asian="normal"/>
    </style:style>
    <style:style style:name="P25" style:family="paragraph" style:parent-style-name="Standard">
      <style:text-properties officeooo:paragraph-rsid="001f1a8c" fo:background-color="#ffff00"/>
    </style:style>
    <style:style style:name="P26" style:family="paragraph" style:parent-style-name="Standard">
      <style:text-properties officeooo:paragraph-rsid="0020ece8" fo:background-color="#ffff00"/>
    </style:style>
    <style:style style:name="P27" style:family="paragraph" style:parent-style-name="Standard">
      <style:text-properties fo:font-weight="bold" officeooo:paragraph-rsid="00267164" style:font-weight-asian="bold" style:font-weight-complex="bold"/>
    </style:style>
    <style:style style:name="P28" style:family="paragraph" style:parent-style-name="Standard">
      <style:text-properties officeooo:paragraph-rsid="001ae7a7"/>
    </style:style>
    <style:style style:name="P29" style:family="paragraph" style:parent-style-name="Standard">
      <style:text-properties officeooo:paragraph-rsid="00283642"/>
    </style:style>
    <style:style style:name="P30" style:family="paragraph" style:parent-style-name="Standard">
      <style:text-properties officeooo:paragraph-rsid="00290cf2"/>
    </style:style>
    <style:style style:name="P31" style:family="paragraph" style:parent-style-name="Standard">
      <style:text-properties officeooo:paragraph-rsid="002ab4e1"/>
    </style:style>
    <style:style style:name="P32" style:family="paragraph" style:parent-style-name="Standard">
      <style:text-properties officeooo:paragraph-rsid="002f22ef"/>
    </style:style>
    <style:style style:name="P33" style:family="paragraph">
      <loext:graphic-properties draw:fill="none"/>
    </style:style>
    <style:style style:name="T1" style:family="text">
      <style:text-properties style:font-name="Courier New" fo:font-size="11pt" fo:language="es" fo:country="AR" fo:font-weight="bold" style:font-size-asian="11pt" style:font-weight-asian="bold"/>
    </style:style>
    <style:style style:name="T2" style:family="text">
      <style:text-properties fo:color="#004dbb" loext:opacity="100%" style:font-name="Courier New" fo:font-size="11pt" fo:language="es" fo:country="AR" fo:font-weight="bold" style:font-size-asian="11pt" style:font-weight-asian="bold"/>
    </style:style>
    <style:style style:name="T3" style:family="text">
      <style:text-properties style:use-window-font-color="true" loext:opacity="0%" style:font-name="Courier New" fo:font-size="11pt" fo:language="es" fo:country="AR" fo:font-weight="normal" style:font-size-asian="11pt" style:font-weight-asian="normal"/>
    </style:style>
    <style:style style:name="T4" style:family="text">
      <style:text-properties style:use-window-font-color="true" loext:opacity="0%" style:font-name="Courier New" fo:font-size="11pt" fo:language="es" fo:country="AR" fo:font-weight="normal" officeooo:rsid="001a06f6" style:font-size-asian="11pt" style:font-weight-asian="normal"/>
    </style:style>
    <style:style style:name="T5" style:family="text">
      <style:text-properties style:use-window-font-color="true" loext:opacity="0%" style:font-name="Courier New" fo:font-size="11pt" fo:language="es" fo:country="AR" fo:font-weight="normal" style:font-size-asian="11pt" style:font-weight-asian="normal" style:font-weight-complex="normal"/>
    </style:style>
    <style:style style:name="T6" style:family="text">
      <style:text-properties style:use-window-font-color="true" loext:opacity="0%" style:font-name="Courier New" fo:font-size="11pt" fo:language="es" fo:country="AR" fo:font-weight="normal" officeooo:rsid="001a06f6" style:font-size-asian="11pt" style:font-weight-asian="normal" style:font-weight-complex="normal"/>
    </style:style>
    <style:style style:name="T7" style:family="text">
      <style:text-properties style:use-window-font-color="true" loext:opacity="0%" style:font-name="Courier New" fo:font-size="11pt" fo:language="es" fo:country="AR" fo:font-weight="normal" officeooo:rsid="001a4f47" style:font-size-asian="11pt" style:font-weight-asian="normal"/>
    </style:style>
    <style:style style:name="T8" style:family="text">
      <style:text-properties style:use-window-font-color="true" loext:opacity="0%" style:font-name="Courier New" fo:font-size="11pt" fo:language="es" fo:country="AR" fo:font-weight="normal" officeooo:rsid="0020ece8" style:font-size-asian="11pt" style:font-weight-asian="normal"/>
    </style:style>
    <style:style style:name="T9" style:family="text">
      <style:text-properties style:use-window-font-color="true" loext:opacity="0%" style:font-name="Courier New" fo:font-size="11pt" fo:language="es" fo:country="AR" fo:font-weight="bold" style:font-size-asian="11pt" style:font-weight-asian="bold"/>
    </style:style>
    <style:style style:name="T10" style:family="text">
      <style:text-properties style:use-window-font-color="true" loext:opacity="0%" style:font-name="Courier New" fo:font-size="11pt" fo:language="es" fo:country="AR" fo:font-weight="bold" style:font-size-asian="11pt" style:font-weight-asian="bold" style:font-weight-complex="bold"/>
    </style:style>
    <style:style style:name="T11" style:family="text">
      <style:text-properties style:use-window-font-color="true" loext:opacity="0%" style:font-name="Courier New" fo:font-size="11pt" fo:language="es" fo:country="AR" fo:font-weight="bold" officeooo:rsid="001f1a8c" style:font-size-asian="11pt" style:font-weight-asian="bold" style:font-weight-complex="bold"/>
    </style:style>
    <style:style style:name="T12" style:family="text">
      <style:text-properties style:use-window-font-color="true" loext:opacity="0%" style:font-name="Courier New" fo:font-size="11pt" fo:language="es" fo:country="AR" style:text-underline-style="solid" style:text-underline-width="auto" style:text-underline-color="font-color" fo:font-weight="normal" style:font-size-asian="11pt" style:font-weight-asian="normal"/>
    </style:style>
    <style:style style:name="T13" style:family="text">
      <style:text-properties style:use-window-font-color="true" loext:opacity="0%" style:font-name="Courier New" fo:font-size="11pt" fo:language="es" fo:country="AR" style:text-underline-style="solid" style:text-underline-width="auto" style:text-underline-color="font-color" fo:font-weight="bold" style:font-size-asian="11pt" style:font-weight-asian="bold" style:font-weight-complex="bold"/>
    </style:style>
    <style:style style:name="T14" style:family="text">
      <style:text-properties style:use-window-font-color="true" loext:opacity="0%" style:font-name="Courier New" fo:font-size="11pt" fo:language="es" fo:country="AR" style:text-underline-style="none" fo:font-weight="normal" style:font-size-asian="11pt" style:font-weight-asian="normal"/>
    </style:style>
    <style:style style:name="T15" style:family="text">
      <style:text-properties style:use-window-font-color="true" loext:opacity="0%" style:font-name="Courier New" fo:font-size="11pt" fo:language="es" fo:country="AR" style:text-underline-style="none" fo:font-weight="bold" style:font-size-asian="11pt" style:font-weight-asian="bold"/>
    </style:style>
    <style:style style:name="T16" style:family="text">
      <style:text-properties style:use-window-font-color="true" loext:opacity="0%" style:font-name="Courier New" fo:font-size="11pt" fo:language="es" fo:country="AR" fo:font-style="italic" style:text-underline-style="none" fo:font-weight="bold" style:font-size-asian="11pt" style:font-style-asian="italic" style:font-weight-asian="bold"/>
    </style:style>
    <style:style style:name="T17" style:family="text">
      <style:text-properties style:use-window-font-color="true" loext:opacity="0%" style:font-name="Courier New" fo:font-size="11pt" fo:language="es" fo:country="AR" fo:font-style="italic" style:text-underline-style="none" fo:font-weight="normal" style:font-size-asian="11pt" style:font-style-asian="italic" style:font-weight-asian="normal"/>
    </style:style>
    <style:style style:name="T18" style:family="text">
      <style:text-properties style:use-window-font-color="true" loext:opacity="0%" style:font-name="Courier New" fo:font-size="11pt" fo:language="es" fo:country="AR" fo:font-style="italic" fo:font-weight="bold" style:font-size-asian="11pt" style:font-style-asian="italic" style:font-weight-asian="bold" style:font-style-complex="italic" style:font-weight-complex="bold"/>
    </style:style>
    <style:style style:name="T19" style:family="text">
      <style:text-properties style:use-window-font-color="true" loext:opacity="0%" style:font-name="Courier New" fo:font-size="11pt" fo:language="es" fo:country="AR" fo:font-style="normal" style:text-underline-style="none" fo:font-weight="normal" style:font-size-asian="11pt" style:font-style-asian="normal" style:font-weight-asian="normal"/>
    </style:style>
    <style:style style:name="T20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c0256" style:font-size-asian="11pt" style:font-style-asian="normal" style:font-weight-asian="normal"/>
    </style:style>
    <style:style style:name="T21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d476b" style:font-size-asian="11pt" style:font-style-asian="normal" style:font-weight-asian="normal"/>
    </style:style>
    <style:style style:name="T22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d476b" style:font-size-asian="11pt" style:font-style-asian="normal" style:font-weight-asian="normal" style:font-weight-complex="normal"/>
    </style:style>
    <style:style style:name="T23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0ece8" style:font-size-asian="11pt" style:font-style-asian="normal" style:font-weight-asian="normal"/>
    </style:style>
    <style:style style:name="T24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6e8a9" style:font-size-asian="11pt" style:font-style-asian="normal" style:font-weight-asian="normal"/>
    </style:style>
    <style:style style:name="T25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83642" style:font-size-asian="11pt" style:font-style-asian="normal" style:font-weight-asian="normal"/>
    </style:style>
    <style:style style:name="T26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90cf2" style:font-size-asian="11pt" style:font-style-asian="normal" style:font-weight-asian="normal"/>
    </style:style>
    <style:style style:name="T27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9d0eb" style:font-size-asian="11pt" style:font-style-asian="normal" style:font-weight-asian="normal"/>
    </style:style>
    <style:style style:name="T28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c637d" style:font-size-asian="11pt" style:font-style-asian="normal" style:font-weight-asian="normal"/>
    </style:style>
    <style:style style:name="T29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f22ef" style:font-size-asian="11pt" style:font-style-asian="normal" style:font-weight-asian="normal"/>
    </style:style>
    <style:style style:name="T30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83642" fo:background-color="#ffff00" loext:char-shading-value="0" style:font-size-asian="11pt" style:font-style-asian="normal" style:font-weight-asian="normal"/>
    </style:style>
    <style:style style:name="T31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1d476b" fo:background-color="transparent" loext:char-shading-value="0" style:font-size-asian="11pt" style:font-style-asian="normal" style:font-weight-asian="normal"/>
    </style:style>
    <style:style style:name="T32" style:family="text">
      <style:text-properties style:use-window-font-color="true" loext:opacity="0%" style:font-name="Courier New" fo:font-size="11pt" fo:language="es" fo:country="AR" fo:font-style="normal" style:text-underline-style="none" fo:font-weight="normal" officeooo:rsid="0026e8a9" fo:background-color="transparent" loext:char-shading-value="0" style:font-size-asian="11pt" style:font-style-asian="normal" style:font-weight-asian="normal"/>
    </style:style>
    <style:style style:name="T33" style:family="text">
      <style:text-properties style:use-window-font-color="true" loext:opacity="0%" style:font-name="Courier New" fo:font-size="11pt" fo:language="es" fo:country="AR" fo:font-style="normal" style:text-underline-style="none" fo:font-weight="bold" style:font-size-asian="11pt" style:font-style-asian="normal" style:font-weight-asian="bold"/>
    </style:style>
    <style:style style:name="T34" style:family="text">
      <style:text-properties style:use-window-font-color="true" loext:opacity="0%" style:font-name="Courier New" fo:font-size="11pt" fo:language="es" fo:country="AR" fo:font-style="normal" style:text-underline-style="none" fo:font-weight="bold" style:font-size-asian="11pt" style:font-style-asian="normal" style:font-weight-asian="bold" style:font-weight-complex="bold"/>
    </style:style>
    <style:style style:name="T35" style:family="text">
      <style:text-properties style:use-window-font-color="true" loext:opacity="0%" style:font-name="Courier New" fo:font-size="11pt" fo:language="es" fo:country="AR" fo:font-style="normal" style:text-underline-style="none" fo:font-weight="bold" officeooo:rsid="001d476b" style:font-size-asian="11pt" style:font-style-asian="normal" style:font-weight-asian="bold" style:font-weight-complex="bold"/>
    </style:style>
    <style:style style:name="T36" style:family="text">
      <style:text-properties style:use-window-font-color="true" loext:opacity="0%" style:font-name="Courier New" fo:font-size="11pt" fo:language="es" fo:country="AR" fo:font-style="normal" style:text-underline-style="none" fo:font-weight="bold" officeooo:rsid="00267164" style:font-size-asian="11pt" style:font-style-asian="normal" style:font-weight-asian="bold" style:font-weight-complex="bold"/>
    </style:style>
    <style:style style:name="T37" style:family="text">
      <style:text-properties style:use-window-font-color="true" loext:opacity="0%" style:font-name="Courier New" fo:font-size="11pt" fo:language="es" fo:country="AR" fo:font-style="normal" style:text-underline-style="none" style:font-size-asian="11pt" style:font-style-asian="normal"/>
    </style:style>
    <style:style style:name="T38" style:family="text">
      <style:text-properties style:use-window-font-color="true" loext:opacity="0%" style:font-name="Courier New" fo:font-size="11pt" fo:language="es" fo:country="AR" fo:font-style="normal" style:text-underline-style="none" officeooo:rsid="001d476b" style:font-size-asian="11pt" style:font-style-asian="normal"/>
    </style:style>
    <style:style style:name="T39" style:family="text">
      <style:text-properties style:use-window-font-color="true" loext:opacity="0%" style:font-name="Courier New" fo:font-size="11pt" fo:language="es" fo:country="AR" fo:font-style="normal" style:text-underline-style="none" officeooo:rsid="001ae7a7" style:font-size-asian="11pt" style:font-style-asian="normal"/>
    </style:style>
    <style:style style:name="T40" style:family="text">
      <style:text-properties style:use-window-font-color="true" loext:opacity="0%" style:font-name="Courier New" fo:font-size="11pt" fo:language="es" fo:country="AR" fo:font-style="normal" style:text-underline-style="none" officeooo:rsid="00290cf2" style:font-size-asian="11pt" style:font-style-asian="normal"/>
    </style:style>
    <style:style style:name="T41" style:family="text">
      <style:text-properties style:use-window-font-color="true" loext:opacity="0%" style:font-name="Courier New" fo:font-size="12pt" fo:language="es" fo:country="AR" style:text-underline-style="none" fo:font-weight="bold" style:font-size-asian="12pt" style:font-weight-asian="bold"/>
    </style:style>
    <style:style style:name="T42" style:family="text">
      <style:text-properties officeooo:rsid="00267164"/>
    </style:style>
    <style:style style:name="T43" style:family="text">
      <style:text-properties officeooo:rsid="001d476b"/>
    </style:style>
    <style:style style:name="T44" style:family="text">
      <style:text-properties officeooo:rsid="0020ece8"/>
    </style:style>
    <style:style style:name="T45" style:family="text">
      <style:text-properties fo:font-weight="bold" officeooo:rsid="0029d0eb" style:font-weight-asian="bold" style:font-weight-complex="bold"/>
    </style:style>
    <style:style style:name="T46" style:family="text">
      <style:text-properties fo:font-weight="bold" officeooo:rsid="002ab4e1" style:font-weight-asian="bold" style:font-weight-complex="bold"/>
    </style:style>
    <style:style style:name="T47" style:family="text">
      <style:text-properties fo:font-weight="bold" officeooo:rsid="002d2baf" style:font-weight-asian="bold" style:font-weight-complex="bold"/>
    </style:style>
    <style:style style:name="T48" style:family="text">
      <style:text-properties fo:font-weight="bold" officeooo:rsid="002f22ef" style:font-weight-asian="bold" style:font-weight-complex="bold"/>
    </style:style>
    <style:style style:name="T49" style:family="text">
      <style:text-properties officeooo:rsid="0026e8a9"/>
    </style:style>
    <style:style style:name="T50" style:family="text">
      <style:text-properties officeooo:rsid="00283642"/>
    </style:style>
    <style:style style:name="T51" style:family="text">
      <style:text-properties officeooo:rsid="0026e8a9" fo:background-color="transparent" loext:char-shading-value="0"/>
    </style:style>
    <style:style style:name="T52" style:family="text">
      <style:text-properties officeooo:rsid="001d476b" fo:background-color="transparent" loext:char-shading-value="0"/>
    </style:style>
    <style:style style:name="T53" style:family="text">
      <style:text-properties officeooo:rsid="00290cf2"/>
    </style:style>
    <style:style style:name="T54" style:family="text">
      <style:text-properties officeooo:rsid="0029d0eb"/>
    </style:style>
    <style:style style:name="T55" style:family="text">
      <style:text-properties officeooo:rsid="002ab4e1"/>
    </style:style>
    <style:style style:name="T56" style:family="text">
      <style:text-properties officeooo:rsid="002c637d"/>
    </style:style>
    <style:style style:name="T57" style:family="text">
      <style:text-properties officeooo:rsid="002d2baf"/>
    </style:style>
    <style:style style:name="T58" style:family="text">
      <style:text-properties officeooo:rsid="002d2baf" style:font-weight-complex="normal"/>
    </style:style>
    <style:style style:name="T59" style:family="text">
      <style:text-properties officeooo:rsid="002f22ef"/>
    </style:style>
    <style:style style:name="T60" style:family="text">
      <style:text-properties officeooo:rsid="00307de1"/>
    </style:style>
    <style:style style:name="T61" style:family="text">
      <style:text-properties officeooo:rsid="003218f2"/>
    </style:style>
    <style:style style:name="gr1" style:family="graphic">
      <style:graphic-properties draw:fill="none" draw:textarea-horizontal-align="justify" draw:textarea-vertical-align="middle" draw:auto-grow-height="false" fo:min-height="13.132cm" fo:min-width="16.7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261cm" fo:min-width="16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textarea-horizontal-align="justify" draw:textarea-vertical-align="middle" draw:auto-grow-height="false" fo:min-height="6.354cm" fo:min-width="16.3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718cm" fo:min-width="16.4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justify" draw:textarea-vertical-align="middle" draw:auto-grow-height="false" fo:min-height="5.54cm" fo:min-width="16.9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3.859cm" fo:min-width="16.7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895cm" fo:min-width="16.8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2.424cm" fo:min-width="16.835cm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8" draw:text-style-name="P33" svg:width="16.934cm" svg:height="2.523cm" svg:x="-0.104cm" svg:y="0.383cm"><text:p/><draw:enhanced-geometry svg:viewBox="0 0 21600 21600" draw:mirror-horizontal="false" draw:mirror-vertical="false" draw:type="rectangle" draw:enhanced-path="M 0 0 L 21600 0 21600 21600 0 21600 0 0 Z N"/></draw:custom-shape><text:span text:style-name="T1">Problema 1: </text:span><text:span text:style-name="T2">Alquiler de mobiliario</text:span></text:p>
      <text:p text:style-name="Standard"><text:span text:style-name="T10">ID</text:span><text:span text:style-name="T3">: </text:span><text:span text:style-name="T10">Autenticarse encargado</text:span><text:span text:style-name="T3">.</text:span></text:p>
      <text:p text:style-name="Standard"><text:span text:style-name="T3">TÍTULO: </text:span><text:span text:style-name="T9">Como </text:span><text:span text:style-name="T3">&lt;encargado de mobiliario&gt; </text:span><text:span text:style-name="T9">quiero </text:span><text:span text:style-name="T3">&lt;autenticarme en el sistema&gt; </text:span><text:span text:style-name="T9">para </text:span><text:span text:style-name="T3">&lt;poder dar de alta el mobiliario para que luego sea reservado online por clientes&gt;.</text:span></text:p>
      <text:p text:style-name="P1">REGLAS DE NEGOCIO: solo personal autorizado (encargado de mobiliario). </text:p>
      <text:p text:style-name="P1"><draw:custom-shape text:anchor-type="paragraph" draw:z-index="3" draw:name="Forma 4" draw:style-name="gr5" draw:text-style-name="P33" svg:width="16.934cm" svg:height="5.541cm" svg:x="-0.072cm" svg:y="0.425cm"><text:p/><draw:enhanced-geometry svg:viewBox="0 0 21600 21600" draw:type="rectangle" draw:enhanced-path="M 0 0 L 21600 0 21600 21600 0 21600 0 0 Z N"/></draw:custom-shape></text:p>
      <text:p text:style-name="Standard"><text:span text:style-name="T13">CRITERIOS DE ACEPTACION</text:span><text:span text:style-name="T3">:</text:span></text:p>
      <text:p text:style-name="Standard"><text:span text:style-name="T18">Escenario 1</text:span><text:span text:style-name="T3">: </text:span><text:span text:style-name="T4">Autenticacion exitosa.</text:span></text:p>
      <text:p text:style-name="Standard"><text:span text:style-name="T3">Dado &lt;</text:span><text:span text:style-name="T4">que como encargado de mobiliario ingreso un usuario y contraseña correctos</text:span><text:span text:style-name="T3">&gt;,</text:span></text:p>
      <text:p text:style-name="Standard"><text:span text:style-name="T3">Cuando &lt;</text:span><text:span text:style-name="T4">presiono ingresar</text:span><text:span text:style-name="T3">&gt;,</text:span></text:p>
      <text:p text:style-name="Standard"><text:span text:style-name="T3">Entonces &lt;</text:span><text:span text:style-name="T4">ingreso al entorno del sistema que me lo permite</text:span><text:span text:style-name="T3">&gt;.</text:span></text:p>
      <text:p text:style-name="Standard"><text:span text:style-name="T18">Escenario 2</text:span><text:span text:style-name="T3">:</text:span><text:span text:style-name="T5"> </text:span><text:span text:style-name="T6">Autenticacion erronea por ingreso de usuario o contraseña incorrectos.</text:span></text:p>
      <text:p text:style-name="P9"><text:span text:style-name="T3">Dado &lt;</text:span><text:span text:style-name="T4">que como encargado de mobiliario ingreso un usuario o contraseña incorrectos</text:span><text:span text:style-name="T3">&gt;,</text:span></text:p>
      <text:p text:style-name="P10"><text:span text:style-name="T3">Cuando &lt;</text:span><text:span text:style-name="T4">presiono ingresar</text:span><text:span text:style-name="T3">&gt;,</text:span></text:p>
      <text:p text:style-name="P15"><text:span text:style-name="T3">Entonces &lt;</text:span><text:span text:style-name="T7">el sistema muestra mensaje de error</text:span><text:span text:style-name="T3">&gt;.</text:span></text:p>
      <text:p text:style-name="P2"/>
      <text:p text:style-name="P25"><text:span text:style-name="T10">ID</text:span><text:span text:style-name="T3">: </text:span><text:span text:style-name="T10">Autenticarse </text:span><text:span text:style-name="T11">cliente</text:span><text:span text:style-name="T3">.</text:span></text:p>
      <text:p text:style-name="P25"><text:span text:style-name="T3">TÍTULO: </text:span><text:span text:style-name="T9">Como </text:span><text:span text:style-name="T3">&lt;</text:span><text:span text:style-name="T20">cliente de la empresa de alquiler de mobiliario para eventos</text:span><text:span text:style-name="T3">&gt; </text:span><text:span text:style-name="T9">quiero </text:span><text:span text:style-name="T3">&lt;autenticarme en el sistema&gt; </text:span><text:span text:style-name="T9">para </text:span><text:span text:style-name="T3">&lt;</text:span><text:span text:style-name="T20">reservar mobiliario</text:span><text:span text:style-name="T3">&gt;.</text:span></text:p>
      <text:p text:style-name="P25"><text:span text:style-name="T3">REGLAS DE NEGOCIO: solo </text:span><text:span text:style-name="T8">clientes</text:span><text:span text:style-name="T3"> </text:span><text:span text:style-name="T8">registrados</text:span><text:span text:style-name="T3">. </text:span></text:p>
      <text:p text:style-name="P16"/>
      <text:p text:style-name="P25"><text:span text:style-name="T13">CRITERIOS DE ACEPTACION</text:span><text:span text:style-name="T3">:</text:span></text:p>
      <text:p text:style-name="P25"><text:span text:style-name="T18">Escenario 1</text:span><text:span text:style-name="T3">: </text:span><text:span text:style-name="T4">Autenticacion exitosa.</text:span></text:p>
      <text:p text:style-name="P26"><text:span text:style-name="T3">Dado &lt;</text:span><text:span text:style-name="T4">que como </text:span><text:span text:style-name="T20">cliente de la empresa de alquiler de mobiliario para eventos</text:span><text:span text:style-name="T4"> ingreso un usuario y contraseña correctos</text:span><text:span text:style-name="T3">&gt;,</text:span></text:p>
      <text:p text:style-name="P25"><text:span text:style-name="T3">Cuando &lt;</text:span><text:span text:style-name="T4">presiono ingresar</text:span><text:span text:style-name="T3">&gt;,</text:span></text:p>
      <text:p text:style-name="P25"><text:span text:style-name="T3">Entonces &lt;</text:span><text:span text:style-name="T4">ingreso al entorno del sistema que me lo permite</text:span><text:span text:style-name="T3">&gt;.</text:span></text:p>
      <text:p text:style-name="P25"><text:span text:style-name="T18">Escenario 2</text:span><text:span text:style-name="T3">:</text:span><text:span text:style-name="T5"> </text:span><text:span text:style-name="T6">Autenticacion erronea por ingreso de usuario o contraseña incorrectos.</text:span></text:p>
      <text:p text:style-name="P26"><text:span text:style-name="T3">Dado &lt;</text:span><text:span text:style-name="T4">que como e </text:span><text:span text:style-name="T20">cliente de la empresa de alquiler de mobiliario para eventos</text:span><text:span text:style-name="T4"> ingreso un usuario o contraseña incorrectos</text:span><text:span text:style-name="T3">&gt;,</text:span></text:p>
      <text:p text:style-name="P25"><text:span text:style-name="T3">Cuando &lt;</text:span><text:span text:style-name="T4">presiono ingresar</text:span><text:span text:style-name="T3">&gt;,</text:span></text:p>
      <text:p text:style-name="P25"><text:span text:style-name="T3">Entonces &lt;</text:span><text:span text:style-name="T7">el sistema muestra mensaje de error</text:span><text:span text:style-name="T3">&gt;.</text:span></text:p>
      <text:p text:style-name="P1"><draw:custom-shape text:anchor-type="paragraph" draw:z-index="1" draw:name="Forma 2" draw:style-name="gr7" draw:text-style-name="P33" svg:width="16.872cm" svg:height="2.895cm" svg:x="-0.104cm" svg:y="0.379cm"><text:p/><draw:enhanced-geometry svg:viewBox="0 0 21600 21600" draw:type="rectangle" draw:enhanced-path="M 0 0 L 21600 0 21600 21600 0 21600 0 0 Z N"/></draw:custom-shape></text:p>
      <text:p text:style-name="Standard"><text:span text:style-name="T12">ID</text:span><text:span text:style-name="T14">: </text:span><text:span text:style-name="T41">Cargar mobiliario</text:span><text:span text:style-name="T14">.</text:span></text:p>
      <text:p text:style-name="Standard"><text:span text:style-name="T12">TÍTULO</text:span><text:span text:style-name="T14">: </text:span><text:span text:style-name="T15">Como </text:span><text:span text:style-name="T14">&lt;encargado del departamento de mobiliario&gt; </text:span><text:span text:style-name="T15">quiero </text:span><text:span text:style-name="T14">&lt;cargar el mobiliario en un sistema&gt; </text:span><text:span text:style-name="T15">para </text:span><text:span text:style-name="T14">&lt;que los clientes puedan reservarlos online&gt;.</text:span></text:p>
      <text:p text:style-name="Standard"><text:span text:style-name="T12">REGLAS DE NEGOCIO</text:span><text:span text:style-name="T14">: los codigos no pueden repetirse. El precio se debe cargar en dolares.</text:span></text:p>
      <text:p text:style-name="P3"/>
      <text:p text:style-name="P7">CRITERIOS DE ACEPTACION:</text:p>
      <text:p text:style-name="Standard"><text:span text:style-name="T16">Escenario </text:span><text:span text:style-name="T17">1: </text:span><text:span text:style-name="T19">Carga exitosa.</text:span></text:p>
      <text:p text:style-name="P4">Dado &lt;que el encargado de mobiliario se autentica exitosamente en el sistema&gt;,</text:p>
      <text:p text:style-name="Standard"><text:span text:style-name="T19">Cuando &lt;ingresa código de inventario inexistente previamente, tipo de </text:span><text:soft-page-break/><text:span text:style-name="T19">mueble, fecha de creación, fecha de último</text:span></text:p>
      <text:p text:style-name="P4">mantenimiento, estado (libre/de baja/alquilado) y el precio de alquiler, cuando presiona "Dar de alta"&gt;,</text:p>
      <text:p text:style-name="P4">Entonces &lt;el mobiliario se carga en el stock del sistema exitosamente&gt;.</text:p>
      <text:p text:style-name="Standard"><text:span text:style-name="T16">Escenario 2: </text:span><text:span text:style-name="T19">Carga fallida por codigo de inventario preexistente.</text:span></text:p>
      <text:p text:style-name="P4">Dado &lt;que el encargado de mobiliario se autentica exitosamente en el sistema&gt;,</text:p>
      <text:p text:style-name="P4">Cuando &lt;ingresa código de inventario existente previamente, tipo de mueble, fecha de creación, fecha de último</text:p>
      <text:p text:style-name="P4">mantenimiento, estado (libre/de baja/alquilado) y el precio de alquiler, cuando presiona "Dar de alta"&gt;,</text:p>
      <text:p text:style-name="P4">Entonces &lt;el sistema informa que no se puede realizar la carga en el stock del sistema debido a que el codigo de inventario ya se encontraba ingresado previamente en sistema&gt;.</text:p>
      <text:p text:style-name="P8"/>
      <text:p text:style-name="P4"><draw:custom-shape text:anchor-type="paragraph" draw:z-index="2" draw:name="Forma 3" draw:style-name="gr6" draw:text-style-name="P33" svg:width="16.777cm" svg:height="3.86cm" svg:x="-0.134cm" svg:y="0.34cm"><text:p/><draw:enhanced-geometry svg:viewBox="0 0 21600 21600" draw:type="rectangle" draw:enhanced-path="M 0 0 L 21600 0 21600 21600 0 21600 0 0 Z N"/></draw:custom-shape></text:p>
      <text:p text:style-name="P12"><text:span text:style-name="T37">ID: </text:span><text:span text:style-name="T39">Reservar mobiliario.</text:span></text:p>
      <text:p text:style-name="P11"><text:span text:style-name="T19">TÍTULO: </text:span><text:span text:style-name="T33">Como </text:span><text:span text:style-name="T19">&lt;</text:span><text:span text:style-name="T20">cliente de la empresa de alquiler de mobiliario para eventos</text:span><text:span text:style-name="T19">&gt; </text:span><text:span text:style-name="T33">quiero </text:span><text:span text:style-name="T19">&lt;</text:span><text:span text:style-name="T20">reservar mobiliario</text:span><text:span text:style-name="T19">&gt; </text:span><text:span text:style-name="T33">para </text:span><text:span text:style-name="T19">&lt;</text:span><text:span text:style-name="T20">ser utilizado en un evento.</text:span><text:span text:style-name="T19">&gt;</text:span></text:p>
      <text:p text:style-name="P11"><text:span text:style-name="T19">REGLAS DE NEGOCIO: </text:span><text:span text:style-name="T20">se requiere un minimo de 3 piezas por reserva, y el abono del 20% del precio total por medio del uso de una tarjeta de credito </text:span><text:span text:style-name="T21">valida con fondos, lo cual debe ser verificado por medio del servidor del banco</text:span><text:span text:style-name="T20">.</text:span></text:p>
      <text:p text:style-name="P5"/>
      <text:p text:style-name="P5"/>
      <text:p text:style-name="P5">CRITERIOS DE ACEPTACION:</text:p>
      <text:p text:style-name="P12"><text:span text:style-name="T37">Escenario 1: </text:span><text:span text:style-name="T38">Reserva exitosa</text:span><text:span text:style-name="T22">.</text:span></text:p>
      <text:p text:style-name="P29"><text:span text:style-name="T19">Dado &lt;</text:span><text:span text:style-name="T21">que </text:span><text:span text:style-name="T25">como </text:span><text:span text:style-name="T30">usuario de la plataforma de alquiler de mobiliario</text:span><text:span text:style-name="T19">&gt;,</text:span></text:p>
      <text:p text:style-name="P30"><text:span text:style-name="T19">Cuando &lt;</text:span><text:span text:style-name="T21">elijo r</text:span><text:span text:style-name="T31">eservar </text:span><text:span text:style-name="T32">3 o mas</text:span><text:span text:style-name="T31"> mas muebles</text:span><text:span text:style-name="T21">, </text:span><text:span text:style-name="T23">confirmo la reserva, y realizo </text:span><text:span text:style-name="T24">la carga de los datos de la </text:span><text:span text:style-name="T23">tarjeta de credito </text:span><text:span text:style-name="T26">y presiono confirmar</text:span><text:span text:style-name="T19">&gt;,</text:span></text:p>
      <text:p text:style-name="P11"><text:span text:style-name="T19">Entonces &lt;</text:span><text:span text:style-name="T23">el sistema me informa que la reserva se ha realizado exitosamente y me emite un comprobante con numero de reserva unico que luego sera utilizado para poder hacer efectivo el alquiler&gt;</text:span><text:span text:style-name="T19">.</text:span></text:p>
      <text:p text:style-name="P11"><text:span text:style-name="T19"/></text:p>
      <text:p text:style-name="P13"><text:span text:style-name="T37">Escenario 2: </text:span><text:span text:style-name="T38">Reserva fallida por cantidad de muebles inferior al minimo.</text:span></text:p>
      <text:p text:style-name="P6">Dado &lt;<text:span text:style-name="T42">que como usuario de la </text:span><text:span text:style-name="T50">plataforma de alquiler de mobiliario</text:span>&gt;,</text:p>
      <text:p text:style-name="P19">Cuando &lt;<text:span text:style-name="T43">elijo reservar </text:span><text:span text:style-name="T42">menos de 3</text:span><text:span text:style-name="T43"> muebles, </text:span><text:span text:style-name="T44">confirmo la reserva, realizo </text:span><text:span text:style-name="T49">la carga de los datos de la </text:span><text:span text:style-name="T44">tarjeta de credito </text:span><text:span text:style-name="T53">y presiono confirmar</text:span>&gt;,</text:p>
      <text:p text:style-name="P6">Entonces &lt;<text:span text:style-name="T42">el sistema me informa que no se pudo realizar la reserva porque el pedido poseia menos de 3 muebles</text:span>&gt;.</text:p>
      <text:p text:style-name="P6"/>
      <text:p text:style-name="P27"><text:span text:style-name="T37">Escenario </text:span><text:span text:style-name="T38">3</text:span><text:span text:style-name="T37">: </text:span><text:span text:style-name="T38">Reserva fallida por tarjeta no valida.</text:span></text:p>
      <text:p text:style-name="P19">Dado &lt;<text:span text:style-name="T42">que como usuario de la </text:span><text:span text:style-name="T50">plataforma de alquiler de mobiliario</text:span>&gt;,</text:p>
      <text:p text:style-name="P19">Cuando &lt;<text:span text:style-name="T43">elijo reservar </text:span><text:span text:style-name="T51">3 o mas</text:span><text:span text:style-name="T52"> mas muebles</text:span><text:span text:style-name="T43">, </text:span><text:span text:style-name="T44">confirmo la reserva, realizo </text:span><text:span text:style-name="T49">la carga de los datos de la </text:span><text:span text:style-name="T44">tarjeta de credito </text:span><text:span text:style-name="T53">y presiono confirmar </text:span>&gt;,</text:p>
      <text:p text:style-name="P5">Entonces &lt;<text:span text:style-name="T49">el sistema me inf</text:span><text:span text:style-name="T53">orma que la tarjeta es invalida</text:span>&gt;.</text:p>
      <text:p text:style-name="P5"><text:soft-page-break/></text:p>
      <text:p text:style-name="P27"><text:span text:style-name="T37">Escenario </text:span><text:span text:style-name="T38">4</text:span><text:span text:style-name="T37">: </text:span><text:span text:style-name="T38">Reserva fallida por tarjeta </text:span><text:span text:style-name="T40">con</text:span><text:span text:style-name="T38"> fondos </text:span><text:span text:style-name="T40">insuficientes</text:span><text:span text:style-name="T38">.</text:span></text:p>
      <text:p text:style-name="P19">Dado &lt;<text:span text:style-name="T42">que como usuario de la </text:span><text:span text:style-name="T50">plataforma de alquiler de mobiliario</text:span>&gt;,</text:p>
      <text:p text:style-name="P19">Cuando &lt;<text:span text:style-name="T43">elijo reservar </text:span><text:span text:style-name="T51">3 o mas</text:span><text:span text:style-name="T52"> mas muebles</text:span><text:span text:style-name="T43">, </text:span><text:span text:style-name="T44">confirmo la reserva, realizo </text:span><text:span text:style-name="T49">la carga de los datos de la </text:span><text:span text:style-name="T44">tarjeta de credito </text:span><text:span text:style-name="T53">y presiono confirmar</text:span>&gt;,</text:p>
      <text:p text:style-name="P19">Entonces &lt;<text:span text:style-name="T49">el sistema me inf</text:span><text:span text:style-name="T53">orma que la tarjeta no tiene fondos suficientes</text:span>&gt;.</text:p>
      <text:p text:style-name="P19"/>
      <text:p text:style-name="P14"><text:span text:style-name="T34">Escenario </text:span><text:span text:style-name="T36">5</text:span><text:span text:style-name="T35">:</text:span><text:span text:style-name="T19"> </text:span><text:span text:style-name="T35">Reserva fallida por conexión fallida con el servidor del banco.</text:span></text:p>
      <text:p text:style-name="P19">Dado &lt;<text:span text:style-name="T42">que como usuario de la </text:span><text:span text:style-name="T50">plataforma de alquiler de mobiliario</text:span>&gt;,</text:p>
      <text:p text:style-name="P19">Cuando &lt;<text:span text:style-name="T43">elijo reservar </text:span><text:span text:style-name="T51">3 o mas</text:span><text:span text:style-name="T52"> mas muebles</text:span><text:span text:style-name="T43">, </text:span><text:span text:style-name="T44">confirmo la reserva, realizo </text:span><text:span text:style-name="T49">la carga de los datos de la </text:span><text:span text:style-name="T44">tarjeta de credito </text:span><text:span text:style-name="T53">y presiono confirmar</text:span>&gt;,</text:p>
      <text:p text:style-name="P19">Entonces &lt;<text:span text:style-name="T49">el sistema me inf</text:span><text:span text:style-name="T53">orma que no se pudo realizar el pago debido a un fallo en la conexión con el servidor del banco</text:span>&gt;.</text:p>
      <text:p text:style-name="P4">----------------------------------------------------------------</text:p>
      <text:p text:style-name="P4"/>
      <text:p text:style-name="P4">Problema 2: Posgrado</text:p>
      <text:p text:style-name="P4"><draw:custom-shape text:anchor-type="paragraph" draw:z-index="4" draw:name="Forma 5" draw:style-name="gr4" draw:text-style-name="P33" svg:width="16.477cm" svg:height="2.719cm" svg:x="-0.129cm" svg:y="0.023cm"><text:p/><draw:enhanced-geometry svg:viewBox="0 0 21600 21600" draw:type="rectangle" draw:enhanced-path="M 0 0 L 21600 0 21600 21600 0 21600 0 0 Z N"/></draw:custom-shape>ID: <text:span text:style-name="T54">Cargar carreras</text:span></text:p>
      <text:p text:style-name="Standard"><text:span text:style-name="T19">TÍTULO: </text:span><text:span text:style-name="T33">Como </text:span><text:span text:style-name="T19">&lt;</text:span><text:span text:style-name="T27">empleado administrativo</text:span><text:span text:style-name="T19">&gt; </text:span><text:span text:style-name="T33">quiero </text:span><text:span text:style-name="T19">&lt;</text:span><text:span text:style-name="T27">cargar informacion de las carreras de posgrado</text:span><text:span text:style-name="T19">&gt; </text:span><text:span text:style-name="T33">para </text:span><text:span text:style-name="T19">&lt;</text:span><text:span text:style-name="T27">poder ofrecer la inscripcion a la misma a los alumnos</text:span><text:span text:style-name="T19">&gt;</text:span></text:p>
      <text:p text:style-name="P4">REGLAS DE NEGOCIO: <text:span text:style-name="T54">solo puede ser realizado por personal administrativo autorizado.</text:span></text:p>
      <text:p text:style-name="P4"/>
      <text:p text:style-name="P4"><draw:custom-shape text:anchor-type="paragraph" draw:z-index="5" draw:name="Forma 6" draw:style-name="gr3" draw:text-style-name="P33" svg:width="16.38cm" svg:height="6.354cm" svg:x="-0.104cm" svg:y="0.27cm"><text:p/><draw:enhanced-geometry svg:viewBox="0 0 21600 21600" draw:type="rectangle" draw:enhanced-path="M 0 0 L 21600 0 21600 21600 0 21600 0 0 Z N"/></draw:custom-shape></text:p>
      <text:p text:style-name="P4">CRITERIOS DE ACEPTACION:</text:p>
      <text:p text:style-name="P4">Escenario 1: <text:span text:style-name="T45">Carga exitosa.</text:span></text:p>
      <text:p text:style-name="P4">Dado &lt;<text:span text:style-name="T54">que soy empleado administrativo autorizado para la carga de carreras de posgrado, </text:span><text:span text:style-name="T55">me logueo en el sistema de carga y</text:span>&gt;,</text:p>
      <text:p text:style-name="P4">Cuando &lt;<text:span text:style-name="T55">ingreso nombre unico de carrera, duracion en años (maximo 5), costo y cantidad maxima de cuotas, presiono confirmar</text:span>&gt;,</text:p>
      <text:p text:style-name="P4">Entonces &lt;<text:span text:style-name="T55">se realiza exitosamente la carga de la misma al sistema</text:span>&gt;.</text:p>
      <text:p text:style-name="P4"/>
      <text:p text:style-name="P21">Escenario 2: <text:s/><text:span text:style-name="T45">Carga </text:span><text:span text:style-name="T46">fallida por error en autenticacion.</text:span></text:p>
      <text:p text:style-name="P21">Dado &lt;<text:span text:style-name="T54">que soy empleado administrativo autorizado para la carga de carreras de posgrado, </text:span><text:span text:style-name="T55">no logro autenticarme en el sistema de carga y</text:span>&gt;,</text:p>
      <text:p text:style-name="P21">Cuando &lt;<text:span text:style-name="T55">ingreso usuario y contraseña y presiono confirmar</text:span>&gt;,</text:p>
      <text:p text:style-name="P21">Entonces &lt;<text:span text:style-name="T55">no puedo ingresar en el sistema para realizar la carga de las mismas</text:span>&gt;.</text:p>
      <text:p text:style-name="P4"/>
      <text:p text:style-name="P21"><draw:custom-shape text:anchor-type="paragraph" draw:z-index="6" draw:name="Forma 7" draw:style-name="gr2" draw:text-style-name="P33" svg:width="16.405cm" svg:height="2.262cm" svg:x="-0.056cm" svg:y="0.055cm"><text:p/><draw:enhanced-geometry svg:viewBox="0 0 21600 21600" draw:type="rectangle" draw:enhanced-path="M 0 0 L 21600 0 21600 21600 0 21600 0 0 Z N"/></draw:custom-shape>ID: <text:span text:style-name="T56">Inscribirse a carrera de posgrado.</text:span></text:p>
      <text:p text:style-name="P31"><text:span text:style-name="T19">TÍTULO: </text:span><text:span text:style-name="T33">Como </text:span><text:span text:style-name="T19">&lt;</text:span><text:span text:style-name="T28">alumno registrado</text:span><text:span text:style-name="T19">&gt; </text:span><text:span text:style-name="T33">quiero </text:span><text:span text:style-name="T19">&lt;</text:span><text:span text:style-name="T28">inscribirme en una carrera de posgrado</text:span><text:span text:style-name="T19">&gt; </text:span><text:span text:style-name="T33">para </text:span><text:span text:style-name="T19">&lt;</text:span><text:span text:style-name="T28">poder adquirir los conocimientos que brinda.</text:span><text:span text:style-name="T19">&gt;</text:span></text:p>
      <text:p text:style-name="P21">REGLAS DE NEGOCIO: <text:span text:style-name="T56">solo alumnos registrados. Se abona con tarjeta de credito.</text:span></text:p>
      <text:p text:style-name="P4"/>
      <text:p text:style-name="P4"/>
      <text:p text:style-name="P4"/>
      <text:p text:style-name="P4"/>
      <text:p text:style-name="P22"><draw:custom-shape text:anchor-type="paragraph" draw:z-index="7" draw:name="Forma 8" draw:style-name="gr1" draw:text-style-name="P33" svg:width="16.789cm" svg:height="13.133cm" svg:x="-0.079cm" svg:y="-0.058cm"><text:p/><draw:enhanced-geometry svg:viewBox="0 0 21600 21600" draw:type="rectangle" draw:enhanced-path="M 0 0 L 21600 0 21600 21600 0 21600 0 0 Z N"/></draw:custom-shape><text:soft-page-break/>CRITERIOS DE ACEPTACION:</text:p>
      <text:p text:style-name="P22">Escenario 1: <text:span text:style-name="T47">Inscripcion exitosa.</text:span></text:p>
      <text:p text:style-name="P22">Dado &lt;<text:span text:style-name="T57">que soy alumno registrado e inicio sesion</text:span>&gt;,</text:p>
      <text:p text:style-name="P22">Cuando &lt;<text:span text:style-name="T57">elijo la carrera deseada </text:span><text:span text:style-name="T59">y</text:span><text:span text:style-name="T57"> </text:span><text:span text:style-name="T59">cantidad de cuotas, </text:span><text:span text:style-name="T57">cuando realizo el pago con TC</text:span>&gt;,</text:p>
      <text:p text:style-name="P22">Entonces &lt;<text:span text:style-name="T57">el sistema me informa que he sido inscripto exitosamente en la carrera seleccionada e imprime 2 comprobantes, uno de inscripcion y otro de pago</text:span>&gt;.</text:p>
      <text:p text:style-name="P22"/>
      <text:p text:style-name="P22">Escenario 2: <text:span text:style-name="T47">Inscripcion fallida por error en autenticacion</text:span><text:span text:style-name="T57">.</text:span></text:p>
      <text:p text:style-name="P22">Dado &lt;<text:span text:style-name="T57">que soy alumno registrado / no soy alumno registrado</text:span>&gt;,</text:p>
      <text:p text:style-name="P22">Cuando &lt;<text:span text:style-name="T57">cuando ingreso datos de autenticacion no validos</text:span>&gt;,</text:p>
      <text:p text:style-name="P22">Entonces &lt;<text:span text:style-name="T57">no puedo iniciar sesion</text:span>&gt;.</text:p>
      <text:p text:style-name="P22"/>
      <text:p text:style-name="P22">Escenario 3: <text:span text:style-name="T47">Inscripcion fallida por tarjeta invalida.</text:span></text:p>
      <text:p text:style-name="P22">Dado &lt;<text:span text:style-name="T57">que soy alumno registrado e inicio sesion</text:span>&gt;,</text:p>
      <text:p text:style-name="P23">Cuando &lt;<text:span text:style-name="T57">elijo la carrera deseada </text:span><text:span text:style-name="T59">y</text:span><text:span text:style-name="T57"> </text:span><text:span text:style-name="T59">cantidad de cuotas</text:span><text:span text:style-name="T57">, cuando selecciono realizar el pago con TC e ingreso datos de una TC invalida</text:span>&gt;,</text:p>
      <text:p text:style-name="P22">Entonces &lt;<text:span text:style-name="T57">el sistema me informa que el pago no se pudo realizar debido a que la TC no es valida</text:span>&gt;.</text:p>
      <text:p text:style-name="P22"/>
      <text:p text:style-name="P22">Escenario <text:span text:style-name="T57">4</text:span>: <text:span text:style-name="T58">Inscripcion fallida por fondos insuficientes.</text:span></text:p>
      <text:p text:style-name="P22">Dado &lt;<text:span text:style-name="T57">que soy alumno registrado e inicio sesion</text:span>&gt;,</text:p>
      <text:p text:style-name="P23">Cuando &lt;<text:span text:style-name="T57">elijo la carrera deseada </text:span><text:span text:style-name="T59">y</text:span><text:span text:style-name="T57"> </text:span><text:span text:style-name="T59">cantidad de cuotas</text:span><text:span text:style-name="T57">, cuando selecciono realizar el pago con TC e ingreso datos de una TC invalida</text:span>&gt;,</text:p>
      <text:p text:style-name="P22">Entonces &lt;<text:span text:style-name="T57">el sistema me informa que el pago no se pudo realizar debido a que la TC no posee fondos suficientes</text:span>&gt;.</text:p>
      <text:p text:style-name="P4"/>
      <text:p text:style-name="P4"/>
      <text:p text:style-name="P23">ID: <text:span text:style-name="T59">Registrarse en el sistema.</text:span></text:p>
      <text:p text:style-name="P32"><text:span text:style-name="T19">TÍTULO: </text:span><text:span text:style-name="T33">Como </text:span><text:span text:style-name="T19">&lt;</text:span><text:span text:style-name="T29">alumno</text:span><text:span text:style-name="T19">&gt; </text:span><text:span text:style-name="T33">quiero </text:span><text:span text:style-name="T19">&lt;</text:span><text:span text:style-name="T29">registrarme en el sistema</text:span><text:span text:style-name="T19">&gt; </text:span><text:span text:style-name="T33">para </text:span><text:span text:style-name="T19">&lt;</text:span><text:span text:style-name="T29">poder acceder a la inscripcion a cursos de posgrado</text:span><text:span text:style-name="T19">&gt;.</text:span></text:p>
      <text:p text:style-name="P23">REGLAS DE NEGOCIO: </text:p>
      <text:p text:style-name="P23"/>
      <text:p text:style-name="P23"/>
      <text:p text:style-name="P23">CRITERIOS DE ACEPTACION:</text:p>
      <text:p text:style-name="P23">Escenario 1: <text:span text:style-name="T48">Registro exitoso.</text:span></text:p>
      <text:p text:style-name="P23">Dado &lt;<text:span text:style-name="T60">que soy una persona recibida de una carrera de la facultad de informatica</text:span>&gt;,</text:p>
      <text:p text:style-name="P23">Cuando &lt;<text:span text:style-name="T61">ingreso mi nombre y apellido, nombre de usuario unico y contraseña mayor a 6 digitos</text:span>&gt;,</text:p>
      <text:p text:style-name="P23">Entonces &lt;<text:span text:style-name="T61">el sistema me informa que he sido registrado exitosamente</text:span>&gt;.</text:p>
      <text:p text:style-name="P23"/>
      <text:p text:style-name="P23">Escenario 2: <text:span text:style-name="T48">Registro fallido por nombre de usuario existente.</text:span></text:p>
      <text:p text:style-name="P24">Dado &lt;<text:span text:style-name="T60">que soy una persona recibida de una carrera de la facultad de informatica</text:span>&gt;,</text:p>
      <text:p text:style-name="P24">Cuando &lt;<text:span text:style-name="T61">ingreso mi nombre y apellido, nombre de usuario preexistente y contraseña mayor a 6 digitos</text:span>&gt;,</text:p>
      <text:p text:style-name="P24">Entonces &lt;<text:span text:style-name="T61">el sistema me informa que no pude ser registrado debido a que el nombre de usuario ya existia</text:span>&gt;.</text:p>
      <text:p text:style-name="P24"><text:soft-page-break/></text:p>
      <text:p text:style-name="P23"/>
      <text:p text:style-name="P23">Escenario 3: <text:span text:style-name="T48">Registro fallido por contraseña menor a 6 digitos.</text:span></text:p>
      <text:p text:style-name="P24">Dado &lt;<text:span text:style-name="T60">que soy una persona recibida de una carrera de la facultad de informatica</text:span>&gt;,</text:p>
      <text:p text:style-name="P24">Cuando &lt;<text:span text:style-name="T61">ingreso mi nombre y apellido, nombre de usuario unico y contraseña menor a 6 digitos</text:span>&gt;,</text:p>
      <text:p text:style-name="P24">Entonces &lt;<text:span text:style-name="T61">el sistema me informa que no pude ser registrado debido a que la contraseña es menor a 6 digitos</text:span>&gt;.</text:p>
      <text:p text:style-name="P24"/>
      <text:p text:style-name="P4"/>
      <text:p text:style-name="P4"/>
      <text:p text:style-name="P4">----------------------------------------------------------------</text:p>
      <text:p text:style-name="P4"/>
      <text:p text:style-name="P4">Problema 3: Contrato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4: Venta de bebida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<text:soft-page-break/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5: Casa de fotografia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6: Biblioteca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<text:soft-page-break/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7: Mutual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8: Teatro</text:p>
      <text:p text:style-name="P4">ID: </text:p>
      <text:p text:style-name="Standard"><text:soft-page-break/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9: Pago electronico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<text:soft-page-break/>----------------------------------------------------------------</text:p>
      <text:p text:style-name="P4"/>
      <text:p text:style-name="P4">Problema 10: Un aventón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11: Concurso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<text:soft-page-break/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12: Créditos bancario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13: Venta de libro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<text:soft-page-break/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/>
      <text:p text:style-name="P4">----------------------------------------------------------------</text:p>
      <text:p text:style-name="P4"/>
      <text:p text:style-name="P4">Problema 14: Manejo de tarjetas de crédito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>----------------------------------------------------------------</text:p>
      <text:p text:style-name="P4"/>
      <text:p text:style-name="P4">Problema 15: Manejo de canchas de teni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<text:soft-page-break/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P4">----------------------------------------------------------------</text:p>
      <text:p text:style-name="P4"/>
      <text:p text:style-name="P4">Problema 16: Procesamiento de imágenes</text:p>
      <text:p text:style-name="P4">ID: </text:p>
      <text:p text:style-name="Standard"><text:span text:style-name="T19">TÍTULO: </text:span><text:span text:style-name="T33">Como </text:span><text:span text:style-name="T19">&lt;&gt; </text:span><text:span text:style-name="T33">quiero </text:span><text:span text:style-name="T19">&lt;&gt; </text:span><text:span text:style-name="T33">para </text:span><text:span text:style-name="T19">&lt;&gt;</text:span></text:p>
      <text:p text:style-name="P4">REGLAS DE NEGOCIO:</text:p>
      <text:p text:style-name="P4"/>
      <text:p text:style-name="P4"/>
      <text:p text:style-name="P4">CRITERIOS DE ACEPTACION:</text:p>
      <text:p text:style-name="P4">Escenario 1: </text:p>
      <text:p text:style-name="P4">Dado &lt;&gt;,</text:p>
      <text:p text:style-name="P4">Cuando &lt;&gt;,</text:p>
      <text:p text:style-name="P4">Entonces &lt;&gt;.</text:p>
      <text:p text:style-name="P4">Escenario 2:</text:p>
      <text:p text:style-name="P4">Dado &lt;&gt;,</text:p>
      <text:p text:style-name="P4">Cuando &lt;&gt;,</text:p>
      <text:p text:style-name="P4">Entonces &lt;&gt;.</text:p>
      <text:p text:style-name="P4">Escenario 3:</text:p>
      <text:p text:style-name="P4">Dado &lt;&gt;,</text:p>
      <text:p text:style-name="P4">Cuando &lt;&gt;,</text:p>
      <text:p text:style-name="P4">Entonces &lt;&gt;.</text:p>
      <text:p text:style-name="P4">Escenario 4:</text:p>
      <text:p text:style-name="P4">Dado &lt;&gt;,</text:p>
      <text:p text:style-name="P4">Cuando &lt;&gt;,</text:p>
      <text:p text:style-name="P4">Entonces &lt;&gt;.</text:p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01T08:23:01.111000000</dc:date>
    <meta:editing-duration>PT3H13M42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2" meta:paragraph-count="421" meta:word-count="2089" meta:character-count="13490" meta:non-whitespace-character-count="11790"/>
  </office:meta>
</office:document-meta>
</file>